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center" style:justify-single-word="false"/>
      <style:text-properties fo:color="#808080" fo:font-size="14pt" fo:font-style="italic" fo:font-weight="normal" officeooo:rsid="000164a8" officeooo:paragraph-rsid="000164a8" style:font-size-asian="14pt" style:font-style-asian="italic" style:font-weight-asian="normal" style:font-size-complex="14pt" style:font-style-complex="italic" style:font-weight-complex="normal"/>
    </style:style>
    <style:style style:name="P2" style:family="paragraph" style:parent-style-name="Text_20_body">
      <style:paragraph-properties fo:text-align="start" style:justify-single-word="false"/>
      <style:text-properties fo:color="#000000" fo:font-size="11pt" fo:font-style="normal" fo:font-weight="normal" officeooo:rsid="000164a8" officeooo:paragraph-rsid="000164a8" style:font-size-asian="10.5pt" style:font-style-asian="normal" style:font-weight-asian="normal" style:font-size-complex="12pt" style:font-style-complex="normal" style:font-weight-complex="normal"/>
    </style:style>
    <style:style style:name="P3" style:family="paragraph" style:parent-style-name="Text_20_body">
      <style:paragraph-properties fo:text-align="justify" style:justify-single-word="false"/>
      <style:text-properties fo:font-weight="normal" officeooo:rsid="000164a8" officeooo:paragraph-rsid="000164a8" style:font-weight-asian="normal" style:font-weight-complex="normal"/>
    </style:style>
    <style:style style:name="P4" style:family="paragraph" style:parent-style-name="Text_20_body">
      <style:paragraph-properties fo:text-align="justify" style:justify-single-word="false"/>
      <style:text-properties fo:font-weight="normal" officeooo:rsid="000164a8" officeooo:paragraph-rsid="0013d088" style:font-weight-asian="normal" style:font-weight-complex="normal"/>
    </style:style>
    <style:style style:name="P5" style:family="paragraph" style:parent-style-name="Text_20_body" style:list-style-name="L1">
      <style:text-properties fo:font-weight="normal" officeooo:rsid="0002d4ed" officeooo:paragraph-rsid="0002d4ed" style:font-weight-asian="normal" style:font-weight-complex="normal"/>
    </style:style>
    <style:style style:name="P6" style:family="paragraph" style:parent-style-name="Text_20_body" style:list-style-name="L1">
      <style:text-properties fo:font-weight="normal" officeooo:rsid="00042c9d" officeooo:paragraph-rsid="00042c9d" style:font-weight-asian="normal" style:font-weight-complex="normal"/>
    </style:style>
    <style:style style:name="P7" style:family="paragraph" style:parent-style-name="Text_20_body" style:list-style-name="L1">
      <style:text-properties officeooo:rsid="0002d4ed" officeooo:paragraph-rsid="0002d4ed"/>
    </style:style>
    <style:style style:name="P8" style:family="paragraph" style:parent-style-name="Text_20_body" style:list-style-name="L1">
      <style:text-properties officeooo:rsid="0007ab33" officeooo:paragraph-rsid="0007ab33"/>
    </style:style>
    <style:style style:name="P9" style:family="paragraph" style:parent-style-name="Text_20_body" style:list-style-name="L1">
      <style:text-properties officeooo:rsid="000a9675" officeooo:paragraph-rsid="0002d4ed"/>
    </style:style>
    <style:style style:name="P10" style:family="paragraph" style:parent-style-name="Text_20_body" style:list-style-name="L1">
      <style:text-properties officeooo:rsid="000a9675" officeooo:paragraph-rsid="000da4f4"/>
    </style:style>
    <style:style style:name="P11" style:family="paragraph" style:parent-style-name="Text_20_body" style:list-style-name="L1">
      <style:text-properties officeooo:rsid="000a9675" officeooo:paragraph-rsid="0012b620"/>
    </style:style>
    <style:style style:name="P12" style:family="paragraph" style:parent-style-name="Heading_20_3">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7ab33" style:font-weight-asian="normal" style:font-weight-complex="normal"/>
    </style:style>
    <style:style style:name="T3" style:family="text">
      <style:text-properties fo:font-weight="normal" officeooo:rsid="0008d7c5" style:font-weight-asian="normal" style:font-weight-complex="normal"/>
    </style:style>
    <style:style style:name="T4" style:family="text">
      <style:text-properties fo:font-weight="normal" officeooo:rsid="000b2e95" style:font-weight-asian="normal" style:font-weight-complex="normal"/>
    </style:style>
    <style:style style:name="T5" style:family="text">
      <style:text-properties fo:font-weight="normal" officeooo:rsid="000c69e0" style:font-weight-asian="normal" style:font-weight-complex="normal"/>
    </style:style>
    <style:style style:name="T6" style:family="text">
      <style:text-properties fo:font-weight="normal" officeooo:rsid="000f539a" style:font-weight-asian="normal" style:font-weight-complex="normal"/>
    </style:style>
    <style:style style:name="T7" style:family="text">
      <style:text-properties fo:font-weight="normal" officeooo:rsid="001111c7" style:font-weight-asian="normal" style:font-weight-complex="normal"/>
    </style:style>
    <style:style style:name="T8" style:family="text">
      <style:text-properties fo:font-weight="normal" officeooo:rsid="0012b620" style:font-weight-asian="normal" style:font-weight-complex="normal"/>
    </style:style>
    <style:style style:name="T9" style:family="text">
      <style:text-properties fo:font-weight="normal" officeooo:rsid="001680e7"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3d08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Handwriting recognition</text:p>
      <text:p text:style-name="P1">Implementation</text:p>
      <text:p text:style-name="P2"/>
      <text:p text:style-name="P2">The system implemetation is completed using MATLAB with image processing toolbox.</text:p>
      <text:h text:style-name="P12" text:outline-level="3">Preprocessing</text:h>
      <text:list xml:id="list2637713330912071821" text:style-name="L1">
        <text:list-item>
          <text:p text:style-name="P6"><text:span text:style-name="T10">Image acquisition</text:span></text:p>
        </text:list-item>
        <text:list-item>
          <text:p text:style-name="P7"><text:span text:style-name="T10">Image conversion to rgb</text:span></text:p>
        </text:list-item>
        <text:list-item>
          <text:p text:style-name="P5"><text:span text:style-name="T10">Conversion to grayscale</text:span></text:p>
        </text:list-item>
        <text:list-item>
          <text:p text:style-name="P7"><text:span text:style-name="T10">Noise removal.</text:span><text:span text:style-name="T1"> </text:span><text:span text:style-name="T2">This is done with n x m adaptive wiener filter. </text:span></text:p>
          <text:p text:style-name="P8"><text:span text:style-name="T1">For this purpose 3x3 filter was chosen. For small filter size less blur occurs.</text:span></text:p>
        </text:list-item>
        <text:list-item>
          <text:p text:style-name="P7"><text:span text:style-name="T10">Histogram equalization. </text:span><text:span text:style-name="T3">May not be needed. Can result in worse binarization </text:span><text:span text:style-name="T8">if irrelevant objects are enhanced</text:span><text:span text:style-name="T3">.</text:span></text:p>
        </text:list-item>
        <text:list-item>
          <text:p text:style-name="P7"><text:span text:style-name="T10">Binarization.</text:span><text:span text:style-name="T1"> </text:span><text:span text:style-name="T3">Sauvola algorithm is used. </text:span></text:p>
          <text:p text:style-name="P9"><text:span text:style-name="T3">sauv</text:span><text:span text:style-name="T1">ola(I,[M, N],threshold, padding) </text:span></text:p>
          <text:p text:style-name="P11"><text:span text:style-name="T1">I = image</text:span></text:p>
          <text:p text:style-name="P11"><text:span text:style-name="T1">[M,N] = MxN neighbourhood</text:span></text:p>
          <text:p text:style-name="P11"><text:span text:style-name="T1">threshold </text:span><text:span text:style-name="T6">(k) = user defined parameter doesn't affect much for the result. </text:span><text:span text:style-name="T8">Chosen </text:span><text:span text:style-name="T6">value k=0.</text:span><text:span text:style-name="T7">2 </text:span><text:span text:style-name="T9">gives good results.</text:span></text:p>
          <text:p text:style-name="P10"><text:span text:style-name="T4">padding = the method to handle border pixels. </text:span><text:span text:style-name="T5">Default mode is</text:span><text:span text:style-name="T4"> 'replicate' </text:span><text:span text:style-name="T5">which replicates the border pixels.</text:span></text:p>
        </text:list-item>
        <text:list-item>
          <text:p text:style-name="P7"><text:span text:style-name="T10">Morphological opening.</text:span><text:span text:style-name="T1"> </text:span><text:span text:style-name="T5">This is used to remove blobs which are in between given threshold values. Helps to remove noise that couldn't be removed previously and to remove irrelevant big objects such as drawings.</text:span></text:p>
        </text:list-item>
        <text:list-item>
          <text:p text:style-name="P7"><text:span text:style-name="T10">Segmentation.</text:span><text:span text:style-name="T1"> </text:span><text:span text:style-name="T8">TODO</text:span></text:p>
        </text:list-item>
      </text:list>
      <text:p text:style-name="P3"/>
      <text:p text:style-name="P4"><text:soft-page-break/>For preprocessing it is important to adjust the image so that it is suitable for handwriting recognition. For this purpose the image file should be binarized as well as possible. Prior the binarization noise should be removed <text:span text:style-name="T11">and the image should be in grayscale. </text:span>This implementation removes noise with <text:span text:style-name="T11">3</text:span>x<text:span text:style-name="T11">3 </text:span>adaptive wiener filter. <text:span text:style-name="T11">The hisogram equalization is problematic because on the other hand it can improve the binarization result but it can also make it worse if the contrast is sufficient in the beginning. In this case irrelevant objects such as paper texture may appear darker.</text:span></text:p>
      <text:p text:style-name="P4">The image might have other elements that are irrelevant to text recognition such as pictures or drawings so th<text:span text:style-name="T11">ese elements</text:span> should be <text:span text:style-name="T11">ignored.</text:span> For this purpose the image is analyzed and the blobs having area smaller or bigger than selected threshold values should <text:span text:style-name="T11">not be included in the segmentation process.</text:span> This also helps to remove some noise that the previous filter couldn't remove. The threshold values should be chosen carefully as they highly depend on the image resolution and text size. <text:span text:style-name="T11">If incorrect values are chosen relevant text may not be analyzed or irrelevant bjects are inclu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Condensed" fo:font-size="11pt" fo:language="sms" fo:country="FI"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1pt" fo:language="sms" fo:country="FI"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Condensed" fo:font-family="'DejaVu Sans Condensed'" style:font-family-generic="swiss"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erif Condensed" fo:font-family="'DejaVu Serif Condensed'" style:font-family-generic="roman" fo:font-size="12pt"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Condensed" fo:font-family="'DejaVu Sans Condensed'"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Condensed" fo:font-family="'DejaVu Sans Condensed'" style:font-family-generic="swiss" fo:font-size="12pt"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4:11:58.760917012</meta:creation-date>
    <dc:date>2015-11-26T16:28:34.085779605</dc:date>
    <meta:editing-duration>PT1H37M27S</meta:editing-duration>
    <meta:editing-cycles>14</meta:editing-cycles>
    <meta:generator>LibreOffice/5.0.3.2$Linux_X86_64 LibreOffice_project/00m0$Build-2</meta:generator>
    <meta:document-statistic meta:table-count="0" meta:image-count="0" meta:object-count="0" meta:page-count="2" meta:paragraph-count="20" meta:word-count="352" meta:character-count="2206" meta:non-whitespace-character-count="1879"/>
  </office:meta>
</office:document-meta>
</file>